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Math TeX Gyre" svg:font-family="'DejaVu Math TeX Gyre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min-height="0.458cm" fo:min-width="0.208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objectwithoutfill">
      <style:graphic-properties svg:stroke-color="#000000" draw:fill="none" draw:textarea-vertical-align="middle"/>
    </style:style>
    <style:style style:name="gr4" style:family="graphic" style:parent-style-name="objectwithoutfill">
      <style:graphic-properties draw:fill="none" draw:textarea-vertical-align="bottom"/>
    </style:style>
    <style:style style:name="gr5" style:family="graphic" style:parent-style-name="standard">
      <style:graphic-properties draw:fill="none" draw:textarea-horizontal-align="justify" draw:textarea-vertical-align="middle" draw:auto-grow-height="false" fo:min-height="0.75cm" fo:min-width="0cm"/>
    </style:style>
    <style:style style:name="gr6" style:family="graphic" style:parent-style-name="standard">
      <style:graphic-properties draw:fill="none" draw:textarea-horizontal-align="justify" draw:textarea-vertical-align="middle" draw:auto-grow-height="false" fo:min-height="0.316cm" fo:min-width="0.066cm"/>
    </style:style>
    <style:style style:name="gr7" style:family="graphic" style:parent-style-name="standard">
      <style:graphic-properties svg:stroke-color="#000000" draw:textarea-vertical-align="middle"/>
    </style:style>
    <style:style style:name="gr8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9" style:family="graphic" style:parent-style-name="standard">
      <style:graphic-properties draw:stroke="none" draw:fill="none" draw:textarea-horizontal-align="justify" draw:textarea-vertical-align="middle" draw:auto-grow-height="false" fo:min-height="7.85cm" fo:min-width="20.1cm"/>
    </style:style>
    <style:style style:name="gr10" style:family="graphic" style:parent-style-name="standard">
      <style:graphic-properties draw:stroke="none" svg:stroke-color="#000000" draw:fill="none" draw:fill-color="#ffffff" fo:min-height="0.55cm"/>
    </style:style>
    <style:style style:name="P1" style:family="paragraph">
      <loext:graphic-properties draw:fill="none"/>
      <style:paragraph-properties fo:text-align="center"/>
      <style:text-properties style:font-name="DejaVu Math TeX Gyre" fo:font-size="10pt" style:font-size-asian="10pt" style:font-size-complex="10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/>
      <style:paragraph-properties fo:text-align="center"/>
      <style:text-properties fo:font-size="10pt" style:font-size-asian="10pt" style:font-size-complex="10pt"/>
    </style:style>
    <style:style style:name="P4" style:family="paragraph">
      <style:paragraph-properties fo:text-align="center"/>
    </style:style>
    <style:style style:name="P5" style:family="paragraph">
      <loext:graphic-properties draw:fill-color="#000000"/>
      <style:paragraph-properties fo:text-align="center"/>
    </style:style>
    <style:style style:name="P6" style:family="paragraph">
      <style:text-properties style:font-name="DejaVu Math TeX Gyre" fo:font-size="10pt" style:font-size-asian="10pt" style:font-size-complex="10pt"/>
    </style:style>
    <style:style style:name="P7" style:family="paragraph">
      <loext:graphic-properties draw:fill="none" draw:fill-color="#ffffff"/>
      <style:text-properties style:font-name="DejaVu Math TeX Gyre" fo:font-size="10pt" style:font-size-asian="10pt" style:font-size-complex="10pt"/>
    </style:style>
    <style:style style:name="T1" style:family="text">
      <style:text-properties style:font-name="DejaVu Math TeX Gyre" fo:font-size="10pt" style:font-size-asian="10pt" style:font-size-complex="10pt"/>
    </style:style>
    <style:style style:name="T2" style:family="text">
      <style:text-properties style:text-position="-33% 58%" style:font-name="DejaVu Math TeX Gyre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xml:id="id3" draw:id="id3" draw:layer="layout" svg:width="1cm" svg:height="1cm" svg:x="5cm" svg:y="5cm">
          <text:p text:style-name="P4"><text:span text:style-name="T1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" draw:id="id1" draw:layer="layout" svg:width="1cm" svg:height="1cm" draw:transform="rotate (-1.0471975511966) translate (4.38cm 7.067cm)">
          <text:p text:style-name="P4"><text:span text:style-name="T1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" draw:id="id2" draw:layer="layout" svg:width="1cm" svg:height="1cm" draw:transform="rotate (1.0471975511966) translate (6.12cm 7.933cm)">
          <text:p text:style-name="P4"><text:span text:style-name="T1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line" svg:x1="4.63cm" svg:y1="7.5cm" svg:x2="5.5cm" svg:y2="7cm" draw:start-shape="id1" draw:start-glue-point="4" svg:d="M4630 7500l870-500" svg:viewBox="0 0 871 501">
          <text:p/>
        </draw:connector>
        <draw:connector draw:style-name="gr2" draw:text-style-name="P2" xml:id="id4" draw:id="id4" draw:layer="layout" draw:type="line" svg:x1="6.37cm" svg:y1="7.5cm" svg:x2="5.5cm" svg:y2="7cm" draw:start-shape="id2" draw:start-glue-point="4" svg:d="M6370 7500l-870-500" svg:viewBox="0 0 871 501">
          <text:p/>
        </draw:connector>
        <draw:connector draw:style-name="gr2" draw:text-style-name="P2" draw:layer="layout" draw:type="line" svg:x1="5.5cm" svg:y1="6cm" svg:x2="5.5cm" svg:y2="7cm" draw:start-shape="id3" draw:start-glue-point="8" draw:end-shape="id4" draw:end-glue-point="3" svg:d="M5500 6000v1000" svg:viewBox="0 0 1 1001">
          <text:p/>
        </draw:connector>
        <draw:connector draw:style-name="gr3" draw:text-style-name="P2" xml:id="id5" draw:id="id5" draw:layer="layout" draw:type="line" svg:x1="5.5cm" svg:y1="5cm" svg:x2="5.5cm" svg:y2="4cm" draw:start-shape="id3" draw:start-glue-point="4" svg:d="M5500 5000v-1000" svg:viewBox="0 0 1 1001">
          <text:p/>
        </draw:connector>
        <draw:connector draw:style-name="gr2" draw:text-style-name="P2" xml:id="id8" draw:id="id8" draw:layer="layout" draw:type="line" svg:x1="7.237cm" svg:y1="8.001cm" svg:x2="8.107cm" svg:y2="8.501cm" draw:start-shape="id2" draw:start-glue-point="8" svg:d="M7237 8001l870 500" svg:viewBox="0 0 871 501">
          <text:p/>
        </draw:connector>
        <draw:connector draw:style-name="gr2" draw:text-style-name="P2" xml:id="id7" draw:id="id7" draw:layer="layout" draw:type="line" svg:x1="3.763cm" svg:y1="8.001cm" svg:x2="2.84cm" svg:y2="8.501cm" draw:start-shape="id1" draw:start-glue-point="8" svg:d="M3763 8001l-923 500" svg:viewBox="0 0 924 501">
          <text:p/>
        </draw:connector>
        <draw:connector draw:style-name="gr4" draw:text-style-name="P3" draw:layer="layout" draw:type="line" svg:x1="5.5cm" svg:y1="4cm" svg:x2="11.1cm" svg:y2="4cm" draw:start-shape="id5" draw:start-glue-point="3" draw:end-shape="id6" draw:end-glue-point="6" svg:d="M5500 4000h5600" svg:viewBox="0 0 5601 1">
          <text:p/>
        </draw:connector>
        <draw:connector draw:style-name="gr2" draw:text-style-name="P2" xml:id="id10" draw:id="id10" draw:layer="layout" draw:type="line" svg:x1="2.84cm" svg:y1="8.501cm" svg:x2="2.842cm" svg:y2="10.002cm" draw:start-shape="id7" draw:start-glue-point="3" svg:d="M2840 8501l2 1501" svg:viewBox="0 0 3 1502">
          <text:p/>
        </draw:connector>
        <draw:connector draw:style-name="gr2" draw:text-style-name="P2" draw:layer="layout" draw:type="line" svg:x1="8.107cm" svg:y1="8.501cm" svg:x2="17.933cm" svg:y2="8.501cm" draw:start-shape="id8" draw:start-glue-point="3" draw:end-shape="id9" draw:end-glue-point="3" svg:d="M8107 8501h9826" svg:viewBox="0 0 9827 1">
          <text:p/>
        </draw:connector>
        <draw:connector draw:style-name="gr2" draw:text-style-name="P2" draw:layer="layout" draw:type="line" svg:x1="2.842cm" svg:y1="10.002cm" svg:x2="11.1cm" svg:y2="10cm" draw:start-shape="id10" draw:start-glue-point="3" draw:end-shape="id11" draw:end-glue-point="6" svg:d="M2842 10002l8258-2" svg:viewBox="0 0 8259 3">
          <text:p/>
        </draw:connector>
        <draw:connector draw:style-name="gr2" draw:text-style-name="P2" draw:layer="layout" draw:type="line" svg:x1="19.723cm" svg:y1="7.5cm" svg:x2="20.593cm" svg:y2="7cm" svg:d="M19723 7500l870-500" svg:viewBox="0 0 871 501">
          <text:p/>
        </draw:connector>
        <draw:connector draw:style-name="gr2" draw:text-style-name="P2" xml:id="id12" draw:id="id12" draw:layer="layout" draw:type="line" svg:x1="21.463cm" svg:y1="7.5cm" svg:x2="20.593cm" svg:y2="7cm" svg:d="M21463 7500l-870-500" svg:viewBox="0 0 871 501">
          <text:p/>
        </draw:connector>
        <draw:connector draw:style-name="gr2" draw:text-style-name="P2" draw:layer="layout" draw:type="line" svg:x1="20.593cm" svg:y1="6cm" svg:x2="20.593cm" svg:y2="7cm" draw:end-shape="id12" draw:end-glue-point="3" svg:d="M20593 6000v1000" svg:viewBox="0 0 1 1001">
          <text:p/>
        </draw:connector>
        <draw:connector draw:style-name="gr3" draw:text-style-name="P2" xml:id="id13" draw:id="id13" draw:layer="layout" draw:type="line" svg:x1="20.593cm" svg:y1="5cm" svg:x2="20.593cm" svg:y2="4cm" svg:d="M20593 5000v-1000" svg:viewBox="0 0 1 1001">
          <text:p/>
        </draw:connector>
        <draw:connector draw:style-name="gr2" draw:text-style-name="P2" draw:layer="layout" draw:type="line" svg:x1="22.33cm" svg:y1="8.001cm" svg:x2="23.2cm" svg:y2="8.501cm" svg:d="M22330 8001l870 500" svg:viewBox="0 0 871 501">
          <text:p/>
        </draw:connector>
        <draw:connector draw:style-name="gr2" draw:text-style-name="P2" xml:id="id9" draw:id="id9" draw:layer="layout" draw:type="line" svg:x1="18.856cm" svg:y1="8.001cm" svg:x2="17.933cm" svg:y2="8.501cm" svg:d="M18856 8001l-923 500" svg:viewBox="0 0 924 501">
          <text:p/>
        </draw:connector>
        <draw:custom-shape draw:style-name="gr5" draw:text-style-name="P1" draw:layer="layout" svg:width="0.4cm" svg:height="1cm" svg:x="20.393cm" svg:y="5cm">
          <text:p text:style-name="P4"><text:span text:style-name="T1">Z</text:span>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4cm" svg:height="1cm" draw:transform="rotate (-1.0471975511966) translate (19.623cm 7.327cm)">
          <text:p text:style-name="P4"><text:span text:style-name="T1">Z</text:span>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4cm" svg:height="1cm" draw:transform="rotate (1.0471975511966) translate (21.363cm 7.673cm)">
          <text:p text:style-name="P4"><text:span text:style-name="T1">Z</text:span></text:p>
          <draw:enhanced-geometry svg:viewBox="0 0 21600 21600" draw:type="rectangle" draw:enhanced-path="M 0 0 L 21600 0 21600 21600 0 21600 0 0 Z N"/>
        </draw:custom-shape>
        <draw:line draw:style-name="gr2" draw:text-style-name="P2" xml:id="id14" draw:id="id14" draw:layer="layout" svg:x1="23.193cm" svg:y1="8.5cm" svg:x2="23.193cm" svg:y2="10cm">
          <text:p/>
        </draw:line>
        <draw:custom-shape draw:style-name="gr6" draw:text-style-name="P1" xml:id="id6" draw:id="id6" draw:layer="layout" svg:width="0.8cm" svg:height="0.8cm" svg:x="11.1cm" svg:y="3.6cm">
          <text:p text:style-name="P4"><text:span text:style-name="T1">W</text:span><text:span text:style-name="T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line" svg:x1="11.9cm" svg:y1="4cm" svg:x2="20.593cm" svg:y2="4cm" draw:start-shape="id6" draw:start-glue-point="10" draw:end-shape="id13" draw:end-glue-point="3" svg:d="M11900 4000h8693" svg:viewBox="0 0 8694 1">
          <text:p/>
        </draw:connector>
        <draw:custom-shape draw:style-name="gr6" draw:text-style-name="P1" xml:id="id11" draw:id="id11" draw:layer="layout" svg:width="0.8cm" svg:height="0.8cm" svg:x="11.1cm" svg:y="9.6cm">
          <text:p text:style-name="P4"><text:span text:style-name="T1">W</text:span><text:span text:style-name="T2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line" svg:x1="11.9cm" svg:y1="10cm" svg:x2="23.193cm" svg:y2="10cm" draw:start-shape="id11" draw:start-glue-point="10" draw:end-shape="id14" draw:end-glue-point="2" svg:d="M11900 10000h11293" svg:viewBox="0 0 11294 1">
          <text:p/>
        </draw:connector>
        <draw:connector draw:style-name="gr7" draw:text-style-name="P4" draw:layer="layout" svg:x1="11.5cm" svg:y1="3.6cm" svg:x2="11.1cm" svg:y2="4cm" draw:start-shape="id6" draw:start-glue-point="4" draw:end-shape="id6" draw:end-glue-point="6" svg:d="M11500 3600v-501h-901v901h501" svg:viewBox="0 0 902 902">
          <text:p/>
        </draw:connector>
        <draw:connector draw:style-name="gr7" draw:text-style-name="P4" draw:layer="layout" svg:x1="11.5cm" svg:y1="10.4cm" svg:x2="11.1cm" svg:y2="10cm" draw:start-shape="id11" draw:start-glue-point="8" draw:end-shape="id11" draw:end-glue-point="6" svg:d="M11500 10400v501h-901v-901h501" svg:viewBox="0 0 902 902">
          <text:p/>
        </draw:connector>
        <draw:connector draw:style-name="gr2" draw:text-style-name="P2" draw:layer="layout" draw:type="line" svg:x1="11.5cm" svg:y1="9.6cm" svg:x2="11.5cm" svg:y2="4.4cm" draw:start-shape="id11" draw:start-glue-point="4" draw:end-shape="id6" draw:end-glue-point="8" svg:d="M11500 9600v-5200" svg:viewBox="0 0 1 5201">
          <text:p/>
        </draw:connector>
        <draw:custom-shape draw:style-name="gr6" draw:text-style-name="P1" draw:layer="layout" svg:width="0.8cm" svg:height="0.8cm" svg:x="11.1cm" svg:y="3.6cm">
          <text:p text:style-name="P4"><text:span text:style-name="T1">W</text:span><text:span text:style-name="T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0.1cm" svg:height="0.1cm" svg:x="11.45cm" svg:y="8.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draw:layer="layout" svg:width="20.6cm" svg:height="8.1cm" svg:x="2.7cm" svg:y="2.9cm">
          <text:p/>
          <draw:enhanced-geometry svg:viewBox="0 0 21600 21600" draw:type="rectangle" draw:enhanced-path="M 0 0 L 21600 0 21600 21600 0 21600 0 0 Z N"/>
        </draw:custom-shape>
        <draw:frame draw:style-name="gr10" draw:text-style-name="P7" draw:layer="layout" svg:width="1cm" svg:height="0.8cm" svg:x="5.1cm" svg:y="5.2cm">
          <draw:text-box>
            <text:p text:style-name="P6"><text:span text:style-name="T1">U</text:span><text:span text:style-name="T2">1</text:span></text:p>
          </draw:text-box>
        </draw:frame>
        <draw:frame draw:style-name="gr10" draw:text-style-name="P7" draw:layer="layout" svg:width="1cm" svg:height="0.8cm" svg:x="6.4cm" svg:y="7.5cm">
          <draw:text-box>
            <text:p text:style-name="P6"><text:span text:style-name="T1">U</text:span><text:span text:style-name="T2">2</text:span></text:p>
          </draw:text-box>
        </draw:frame>
        <draw:frame draw:style-name="gr10" draw:text-style-name="P7" draw:layer="layout" svg:width="1cm" svg:height="0.8cm" svg:x="3.8cm" svg:y="7.5cm">
          <draw:text-box>
            <text:p text:style-name="P6"><text:span text:style-name="T1">U</text:span><text:span text:style-name="T2">3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Math TeX Gyre" svg:font-family="'DejaVu Math TeX Gyre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B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KaitiM GB" style:font-family-asian="'AR PL KaitiM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lein_20_ble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lein_20_vert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lein_20_rouge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lein_20_jaune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0-20T08:15:18.866296852</meta:creation-date>
    <dc:date>2020-10-21T11:06:23.167372084</dc:date>
    <meta:editing-duration>PT14M39S</meta:editing-duration>
    <meta:editing-cycles>2</meta:editing-cycles>
    <meta:generator>LibreOffice/6.1.5.2$Linux_X86_64 LibreOffice_project/10$Build-2</meta:generator>
    <meta:document-statistic meta:object-count="36"/>
  </office:meta>
</office:document-meta>
</file>